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Impl.stackWal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Shim.MetadataShim( StackFrame stac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Shim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getSourc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Shim.SerializableShim( StackTraceElement s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Shim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Shim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Shim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getStackFrame( boolean isIn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tionImpl.stackWalk( Function &lt; Stream &lt; StackFrame &gt; , T &gt;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Shim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noStackTraceFailur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ationImpl.usingDefaultStackTraceClea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LocationImpl( boolean is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Shim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Shim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Shi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framesToSk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adataShim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stackTraceLi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ableShim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